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3a97" officeooo:paragraph-rsid="002e3a97"/>
    </style:style>
    <style:style style:name="P2" style:family="paragraph" style:parent-style-name="Standard">
      <style:text-properties officeooo:rsid="002f7e4d" officeooo:paragraph-rsid="002f7e4d"/>
    </style:style>
    <style:style style:name="P3" style:family="paragraph" style:parent-style-name="Standard">
      <style:text-properties officeooo:rsid="0021b286" officeooo:paragraph-rsid="0021b286"/>
    </style:style>
    <style:style style:name="P4" style:family="paragraph" style:parent-style-name="Standard">
      <style:text-properties officeooo:rsid="00201a1f" officeooo:paragraph-rsid="00201a1f"/>
    </style:style>
    <style:style style:name="P5" style:family="paragraph" style:parent-style-name="Standard">
      <style:text-properties officeooo:rsid="001ec33e" officeooo:paragraph-rsid="001ec33e"/>
    </style:style>
    <style:style style:name="P6" style:family="paragraph" style:parent-style-name="Standard">
      <style:text-properties officeooo:rsid="0017d05e" officeooo:paragraph-rsid="0017d05e"/>
    </style:style>
    <style:style style:name="P7" style:family="paragraph" style:parent-style-name="Standard">
      <style:text-properties officeooo:rsid="0012e9f5" officeooo:paragraph-rsid="0014d7f5"/>
    </style:style>
    <style:style style:name="P8" style:family="paragraph" style:parent-style-name="Standard">
      <style:text-properties officeooo:rsid="0012e9f5" officeooo:paragraph-rsid="0012e9f5"/>
    </style:style>
    <style:style style:name="P9" style:family="paragraph" style:parent-style-name="Standard">
      <style:text-properties officeooo:rsid="000f36e9" officeooo:paragraph-rsid="0014d7f5"/>
    </style:style>
    <style:style style:name="P10" style:family="paragraph" style:parent-style-name="Standard">
      <style:text-properties officeooo:rsid="000f36e9" officeooo:paragraph-rsid="000f36e9"/>
    </style:style>
    <style:style style:name="P11" style:family="paragraph" style:parent-style-name="Standard">
      <style:text-properties officeooo:rsid="000c433c" officeooo:paragraph-rsid="0014d7f5"/>
    </style:style>
    <style:style style:name="P12" style:family="paragraph" style:parent-style-name="Standard">
      <style:text-properties officeooo:rsid="000c433c" officeooo:paragraph-rsid="000c433c"/>
    </style:style>
    <style:style style:name="P13" style:family="paragraph" style:parent-style-name="Standard">
      <style:text-properties officeooo:rsid="000a573f" officeooo:paragraph-rsid="0014d7f5"/>
    </style:style>
    <style:style style:name="P14" style:family="paragraph" style:parent-style-name="Standard">
      <style:text-properties officeooo:rsid="000a573f" officeooo:paragraph-rsid="000a573f"/>
    </style:style>
    <style:style style:name="P15" style:family="paragraph" style:parent-style-name="Standard">
      <style:text-properties officeooo:rsid="00099ec8" officeooo:paragraph-rsid="0014d7f5"/>
    </style:style>
    <style:style style:name="P16" style:family="paragraph" style:parent-style-name="Standard">
      <style:text-properties officeooo:rsid="00099ec8" officeooo:paragraph-rsid="00099ec8"/>
    </style:style>
    <style:style style:name="P17" style:family="paragraph" style:parent-style-name="Standard">
      <style:text-properties officeooo:rsid="0008c8c7" officeooo:paragraph-rsid="0014d7f5"/>
    </style:style>
    <style:style style:name="P18" style:family="paragraph" style:parent-style-name="Standard">
      <style:text-properties officeooo:rsid="0008c8c7" officeooo:paragraph-rsid="0008c8c7"/>
    </style:style>
    <style:style style:name="P19" style:family="paragraph" style:parent-style-name="Standard">
      <style:text-properties officeooo:rsid="00066876" officeooo:paragraph-rsid="0014d7f5"/>
    </style:style>
    <style:style style:name="P20" style:family="paragraph" style:parent-style-name="Standard">
      <style:text-properties officeooo:rsid="00066876" officeooo:paragraph-rsid="00066876"/>
    </style:style>
    <style:style style:name="P21" style:family="paragraph" style:parent-style-name="Standard">
      <style:text-properties officeooo:rsid="00130709" officeooo:paragraph-rsid="00130709"/>
    </style:style>
    <style:style style:name="P22" style:family="paragraph" style:parent-style-name="Standard">
      <style:text-properties officeooo:rsid="0030cda4" officeooo:paragraph-rsid="0030cda4"/>
    </style:style>
    <style:style style:name="P23" style:family="paragraph" style:parent-style-name="Standard">
      <style:text-properties officeooo:rsid="00392065" officeooo:paragraph-rsid="00392065"/>
    </style:style>
    <style:style style:name="P24" style:family="paragraph" style:parent-style-name="Standard">
      <style:paragraph-properties fo:break-before="page"/>
      <style:text-properties officeooo:rsid="002f7e4d" officeooo:paragraph-rsid="002f7e4d"/>
    </style:style>
    <style:style style:name="P25" style:family="paragraph" style:parent-style-name="Standard">
      <style:paragraph-properties fo:break-before="page"/>
      <style:text-properties officeooo:rsid="0030cda4" officeooo:paragraph-rsid="0030cda4"/>
    </style:style>
    <style:style style:name="P26" style:family="paragraph" style:parent-style-name="Standard">
      <style:paragraph-properties fo:break-before="page"/>
      <style:text-properties officeooo:rsid="00392065" officeooo:paragraph-rsid="00392065"/>
    </style:style>
    <style:style style:name="P27" style:family="paragraph" style:parent-style-name="Standard">
      <style:text-properties officeooo:rsid="004e1a3f" officeooo:paragraph-rsid="004e1a3f"/>
    </style:style>
    <style:style style:name="P28" style:family="paragraph" style:parent-style-name="Standard">
      <style:text-properties officeooo:rsid="005bd73a" officeooo:paragraph-rsid="005bd73a"/>
    </style:style>
    <style:style style:name="P29" style:family="paragraph" style:parent-style-name="Standard">
      <style:paragraph-properties fo:break-before="page"/>
      <style:text-properties officeooo:rsid="00392065" officeooo:paragraph-rsid="00392065"/>
    </style:style>
    <style:style style:name="P30" style:family="paragraph" style:parent-style-name="Standard">
      <style:paragraph-properties fo:break-before="page"/>
      <style:text-properties officeooo:rsid="004e1a3f" officeooo:paragraph-rsid="004e1a3f"/>
    </style:style>
    <style:style style:name="P31" style:family="paragraph" style:parent-style-name="Standard">
      <style:paragraph-properties fo:break-before="page"/>
      <style:text-properties officeooo:rsid="005bd73a" officeooo:paragraph-rsid="005bd73a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T3" style:family="text">
      <style:text-properties officeooo:rsid="002377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.У.</text:p>
      <text:p text:style-name="P20"/>
      <text:p text:style-name="P20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Выведем отдельно скалярный потенциал</text:p>
      <text:p text:style-name="P20"/>
      <text:p text:style-name="P20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20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0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8">отбросим на время конст – часть.</text:p>
      <text:p text:style-name="P18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Приведём к интегралу по 4 переменным</text:p>
      <text:p text:style-name="P18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18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1" text:anchor-type="as-char" svg:y="-0.661cm" svg:width="7.585cm" svg:height="1.115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Поменяем порядок интегрирования и вынесем заряд, т.к. он конст.</text:p>
      <text:p text:style-name="P16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Воспользуемся правилом <draw:frame draw:style-name="fr1" draw:name="Object13" text:anchor-type="as-char" svg:y="-0.691cm" svg:width="5.392cm" svg:height="1.141cm" draw:z-index="12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15" text:anchor-type="as-char" svg:y="-0.66cm" svg:width="12.585cm" svg:height="1.566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Исходя из прил.1, имеем:</text:p>
      <text:p text:style-name="P12"><draw:frame draw:style-name="fr1" draw:name="Object16" text:anchor-type="as-char" svg:y="-0.66cm" svg:width="3.54cm" svg:height="1.051cm" draw:z-index="15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Переходим во время <draw:frame draw:style-name="fr1" draw:name="Object18" text:anchor-type="as-char" svg:y="-0.377cm" svg:width="1.094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Тогда скалярный потенциал примет вид:</text:p>
      <text:p text:style-name="P8"><draw:frame draw:style-name="fr1" draw:name="Object19" text:anchor-type="as-char" svg:y="-0.619cm" svg:width="5.914cm" svg:height="1.07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Найдём теперь <text:span text:style-name="T2">решение уравнения для векторного потенциала</text:span></text:p>
      <text:p text:style-name="P19"/>
      <text:p text:style-name="P19"/>
      <text:p text:style-name="P19"><text:soft-page-break/><draw:frame draw:style-name="fr1" draw:name="Object21" text:anchor-type="as-char" svg:y="-0.661cm" svg:width="4.496cm" svg:height="1.162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19">где <draw:frame draw:style-name="fr1" draw:name="Object22" text:anchor-type="as-char" svg:y="-0.386cm" svg:width="2.528cm" svg:height="0.543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<draw:frame draw:style-name="fr1" draw:name="Object23" text:anchor-type="as-char" svg:y="-0.661cm" svg:width="5.84cm" svg:height="1.164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9"/>
      <text:p text:style-name="P19"><draw:frame draw:style-name="fr1" draw:name="Object24" text:anchor-type="as-char" svg:y="-0.661cm" svg:width="5.925cm" svg:height="1.16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7">отбросим на время конст – часть.</text:p>
      <text:p text:style-name="P17"><draw:frame draw:style-name="fr1" draw:name="Object25" text:anchor-type="as-char" svg:y="-0.661cm" svg:width="4.521cm" svg:height="1.115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>Приведём к интегралу по 4 переменным</text:p>
      <text:p text:style-name="P17"><draw:frame draw:style-name="fr1" draw:name="Object26" text:anchor-type="as-char" svg:y="-0.661cm" svg:width="6.941cm" svg:height="1.115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17">где <draw:frame draw:style-name="fr1" draw:name="Object27" text:anchor-type="as-char" svg:y="-0.619cm" svg:width="3.366cm" svg:height="0.998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draw:frame draw:style-name="fr1" draw:name="Object29" text:anchor-type="as-char" svg:y="-0.661cm" svg:width="8.594cm" svg:height="1.115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5">Поменяем порядок интегрирования и вынесем заряд, т.к. он конст.</text:p>
      <text:p text:style-name="P15"><draw:frame draw:style-name="fr1" draw:name="Object30" text:anchor-type="as-char" svg:y="-0.661cm" svg:width="5.456cm" svg:height="1.115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">Воспользуемся правилом <draw:frame draw:style-name="fr1" draw:name="Object31" text:anchor-type="as-char" svg:y="-0.691cm" svg:width="5.392cm" svg:height="1.141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><draw:frame draw:style-name="fr1" draw:name="Object33" text:anchor-type="as-char" svg:y="-0.66cm" svg:width="12.585cm" svg:height="1.566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1">Исходя из прил.1, имеем:</text:p>
      <text:p text:style-name="P11"><draw:frame draw:style-name="fr1" draw:name="Object34" text:anchor-type="as-char" svg:y="-0.66cm" svg:width="3.54cm" svg:height="1.05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9">Переходим во время <draw:frame draw:style-name="fr1" draw:name="Object36" text:anchor-type="as-char" svg:y="-0.377cm" svg:width="1.094cm" svg:height="0.46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">Тогда скалярный потенциал примет вид:</text:p>
      <text:p text:style-name="P7"><draw:frame draw:style-name="fr1" draw:name="Object20" text:anchor-type="as-char" svg:y="-0.621cm" svg:width="6.258cm" svg:height="1.074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6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6"><draw:object xlink:href="./Object 37" xlink:type="simple" xlink:show="embed" xlink:actuate="onLoad"/><draw:image xlink:href="./ObjectReplacements/Object 37" xlink:type="simple" xlink:show="embed" xlink:actuate="onLoad"/></draw:frame>:</text:p>
      <text:p text:style-name="P6"><draw:frame draw:style-name="fr1" draw:name="Object38" text:anchor-type="as-char" svg:y="-0.827cm" svg:width="11.612cm" svg:height="1.35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6"><draw:frame draw:style-name="fr1" draw:name="Object39" text:anchor-type="as-char" svg:y="-1.309cm" svg:width="12.356cm" svg:height="1.9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Как можем заметить, равенство выполняется.</text:p>
      <text:p text:style-name="P4">Перейдём к нахождению электрического поля.</text:p>
      <text:p text:style-name="P4">Воспользуемся формулой <draw:frame draw:style-name="fr1" draw:name="Object40" text:anchor-type="as-char" svg:y="-0.619cm" svg:width="2.261cm" svg:height="0.998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text:soft-page-break/>Для нахождения поля обратимся к вспомогательным уравнениям 3 и 5.</text:p>
      <text:p text:style-name="P4"><draw:frame draw:style-name="fr1" draw:name="Object41" text:anchor-type="as-char" svg:y="-1.409cm" svg:width="17.33cm" svg:height="2.78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вынесем за скобки <draw:frame draw:style-name="fr1" draw:name="Object42" text:anchor-type="as-char" svg:y="-0.619cm" svg:width="4.875cm" svg:height="1.152cm" draw:z-index="41"><draw:object xlink:href="./Object 42" xlink:type="simple" xlink:show="embed" xlink:actuate="onLoad"/><draw:image xlink:href="./ObjectReplacements/Object 42" xlink:type="simple" xlink:show="embed" xlink:actuate="onLoad"/></draw:frame>, <text:span text:style-name="T3">тогда записаное выше уравнение примет вид:</text:span></text:p>
      <text:p text:style-name="P3"><draw:frame draw:style-name="fr1" draw:name="Object43" text:anchor-type="as-char" svg:y="-3.895cm" svg:width="15.647cm" svg:height="7.638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Возвращаясь к константам, получим:</text:p>
      <text:p text:style-name="P1"><draw:frame draw:style-name="fr1" draw:name="Object44" text:anchor-type="as-char" svg:y="-0.901cm" svg:width="15.64cm" svg:height="1.432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/>
      <text:p text:style-name="P24">Прил. 1.</text:p>
      <text:p text:style-name="P2"/>
      <text:p text:style-name="P2"><draw:frame draw:style-name="fr1" draw:name="Object45" text:anchor-type="as-char" svg:y="-1.573cm" svg:width="13.032cm" svg:height="3.059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25">Прил. 2.</text:p>
      <text:p text:style-name="P22"><draw:frame draw:style-name="fr1" draw:name="Object46" text:anchor-type="as-char" svg:y="-2.582cm" svg:width="14.87cm" svg:height="5.052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26">Прил.3</text:p>
      <text:p text:style-name="P23"><draw:frame draw:style-name="fr1" draw:name="Object47" text:anchor-type="as-char" svg:y="-8.881cm" svg:width="15.593cm" svg:height="17.649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26"><draw:frame draw:style-name="fr1" draw:name="Object48" text:anchor-type="as-char" svg:y="-4.482cm" svg:width="11.68cm" svg:height="8.849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30">Прил.4</text:p>
      <text:p text:style-name="P27"><draw:frame draw:style-name="fr2" draw:name="Object49" text:anchor-type="as-char" svg:y="-5.692cm" svg:width="13.727cm" svg:height="11.271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31">Прил.5</text:p>
      <text:p text:style-name="P28"><draw:frame draw:style-name="fr2" draw:name="Object50" text:anchor-type="as-char" svg:y="-5.26cm" svg:width="15.148cm" svg:height="10.428cm" draw:z-index="49"><draw:object xlink:href="./Object 50" xlink:type="simple" xlink:show="embed" xlink:actuate="onLoad"/><draw:image xlink:href="./ObjectReplacements/Object 5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2:48.391019337</meta:creation-date>
    <meta:editing-duration>PT4H38M36S</meta:editing-duration>
    <meta:editing-cycles>36</meta:editing-cycles>
    <meta:generator>LibreOffice/5.1.6.2$Linux_X86_64 LibreOffice_project/10m0$Build-2</meta:generator>
    <dc:date>2020-03-17T16:11:06.417200848</dc:date>
    <meta:document-statistic meta:table-count="0" meta:image-count="0" meta:object-count="50" meta:page-count="9" meta:paragraph-count="66" meta:word-count="152" meta:character-count="1003" meta:non-whitespace-character-count="875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40/content.xml><?xml version="1.0" encoding="utf-8"?>
<math xmlns="http://www.w3.org/1998/Math/MathML" display="block">
  <semantics>
    <mrow>
      <mrow>
        <mo stretchy="false">−</mo>
        <mo stretchy="false">∇</mo>
      </mrow>
      <mrow>
        <mi mathvariant="normal">ϕ</mi>
        <mo stretchy="false">−</mo>
        <mfrac>
          <mrow>
            <mi>d</mi>
            <mover accent="true">
              <mi>A</mi>
              <mo stretchy="false">⃗</mo>
            </mover>
          </mrow>
          <mi mathvariant="italic">dt</mi>
        </mfrac>
      </mrow>
    </mrow>
    <annotation encoding="StarMath 5.0">- nabla %phi - { d vec A } over { dt 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</mrow>
        </mtd>
      </mtr>
      <mtr>
        <mtd columnalign="right">
          <mrow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vec E = q over { 4%pi %varepsilon_0 } 1 over{ (abs{vec r - vec r_0(%tau)})^2(1 - vec n vec %beta)^3 } left[ vec n left( 1 - {vec %beta} ^2 + (vec r - vec r_0 (%tau))dot vec %beta over c right) - vec %beta (1 - vec n vec %beta) right] - q over { 4 %pi %varepsilon_0 c } c over { (abs{vec r - vec r_0(%tau)})^2(1 - vec n vec %beta)^3 } x newline alignr  x left[ vec %beta left( vec n vec %beta - {vec %beta}^2 + (vec r - vec r_0(%tau)) %beta over c right) + abs{vec r - vec r_0(%tau)} dot vec %beta over c(1- vec n vec %beta) right] = `</annotation>
  </semantics>
</math>
</file>

<file path=Object 42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43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4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sqrt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up>
                <mrow>
                  <mo fence="true" stretchy="false">(</mo>
                  <mrow>
                    <mrow>
                      <mrow>
                        <msup>
                          <mover accent="true">
                            <mi>r</mi>
                            <mo stretchy="false">⃗</mo>
                          </mover>
                          <mn>2</mn>
                        </msup>
                        <mo stretchy="false">−</mo>
                        <mn>2</mn>
                      </mrow>
                      <mover accent="true">
                        <mi>r</mi>
                        <mo stretchy="false">⃗</mo>
                      </mover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frac>
                    <mrow>
                      <mspace width="2em"/>
                      <mo stretchy="false">∂</mo>
                    </mrow>
                    <mrow>
                      <mo stretchy="false">∂</mo>
                      <mi>t</mi>
                      <mi>'</mi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</mrow>
                    </mrow>
                    <mo fence="true" stretchy="false">)</mo>
                  </mrow>
                  <mover accent="true"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partial over { partial t' } abs { vec r - vec r_0(t') } = partial over { partial t' } sqrt{ {vec r}^2 - 2 vec r vec r_0(t') + {vec r_0}^2 (t') } =  partial over { partial t' } ({ {vec r}^2 - 2 vec r vec r_0(t') + {vec r_0}^2 (t') })^{ 1 over 2 }  = `
newline alignl `= {{````partial} over { partial t' } ({ {vec r}^2 - 2 vec r vec r_0(t') + {vec r_0}^2 (t') }) } over { ({ {vec r}^2 - 2 vec r vec r_0(t') + {vec r_0}^2 (t') })^{1 over 2} } = {2( vec r_0(t') - vec r)dot vec r_0(%tau)} over { 2 abs {vec r - vec r_0(%tau)} } = -vec n vec v( t' )</annotation>
  </semantics>
</math>
</file>

<file path=Object 46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</mrow>
        </mtd>
      </mtr>
      <mtr>
        <mtd>
          <mrow/>
        </mtd>
      </mtr>
      <mtr>
        <mtd columnalign="left">
          <mrow>
            <mfrac>
              <mrow>
                <mspace width="2em"/>
                <mi>d</mi>
              </mrow>
              <mrow>
                <mi>d</mi>
                <mi mathvariant="normal">τ</mi>
              </mrow>
            </mfrac>
            <mrow>
              <mrow>
                <mo fence="true" stretchy="true">[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fence="true" stretchy="tru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i>r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tru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i>r</mi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o stretchy="false">+</mo>
              <mi>c</mi>
            </mrow>
            <msup>
              <mover accent="true">
                <mi mathvariant="normal">β</mi>
                <mo stretchy="false">⃗</mo>
              </mover>
              <mn>2</mn>
            </msup>
          </mrow>
        </mtd>
      </mtr>
      <mtr>
        <mtd>
          <mrow/>
        </mtd>
      </mtr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i>d</mi>
                <mrow>
                  <mi>d</mi>
                  <mi>t</mi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−</mo>
                    <mi>c</mi>
                  </mrow>
                  <mrow>
                    <msup>
                      <mi mathvariant="normal">β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)</mo>
            </mrow>
          </mrow>
        </mtd>
      </mtr>
    </mtable>
    <annotation encoding="StarMath 5.0">alignl
d over { dt } 1 over { abs {vec r - vec r_0(%tau)} (1 - vec n vec %beta ) } = {d%tau}over { dt } d over { d%tau }left( 1 over {abs {vec r - vec r_0(%tau)} (1 - vec n vec %beta)} right)
newline newline
alignl
{````d} over {d%tau} left[abs {vec r - vec r_0(%tau)} (1 - vec n vec %beta) right] = left( abs{vec r - vec r_0 (%tau)} - (vec r - vec r(%tau)) vec %beta right) = d over { d %tau } abs {vec r - vec r_0(%tau)} - d over { d %tau } ((vec r - vec r_0 (%tau)) vec %beta) =`
newline alignl
`= - vec n vec v( %tau ) - ( (vec r - vec r_0 (%tau)) vec %beta + dot vec %beta (vec r - vec r_0(%tau))) = - vec n vec v c - (  vec r - vec r(%tau) )dot vec %beta + c 
{vec %beta }^2
newline
newline
alignl
d over { dt } 1 over { abs {vec r - vec r_0(%tau)} (1 - vec n vec %beta ) } =d over { d t } 1 over { {abs {vec r - vec r_0(%tau)}}^2 {(1 - vec n vec %beta )}^3 }( vec n vec %beta c - c %beta^2 + (vec r - vec r_0 (%tau)) dot vec %beta )</annotation>
  </semantics>
</math>
</file>

<file path=Object 47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n>1</mn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tru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tru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sqrt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over accent="true">
                <mi>n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frac>
                      <mo stretchy="false">∂</mo>
                      <mrow>
                        <mo stretchy="false">∂</mo>
                        <mover accent="true">
                          <mi>r</mi>
                          <mo stretchy="false">⃗</mo>
                        </mover>
                      </mrow>
                    </mfrac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o stretchy="false">∂</mo>
                <mrow>
                  <mo stretchy="false">∂</mo>
                  <mi mathvariant="normal">τ</mi>
                </mrow>
              </mfrac>
            </mrow>
            <msup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∇</mo>
            <mrow>
              <mi mathvariant="normal">τ</mi>
              <mo stretchy="false">=</mo>
              <mfrac>
                <mrow>
                  <mo stretchy="false">−</mo>
                  <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o fence="true" stretchy="tru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sup>
                  <mrow>
                    <mo fence="true" stretchy="true">(</mo>
                    <mrow>
                      <mrow>
                        <mrow>
                          <mo fence="true" stretchy="true">|</mo>
                          <mrow>
                            <msup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  <mn>2</mn>
                            </msup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frac>
            </mrow>
            <mo stretchy="false">∇</mo>
            <mrow>
              <mi mathvariant="normal">τ</mi>
              <mo stretchy="false">=</mo>
              <mspace/>
            </mrow>
          </mrow>
        </mtd>
      </mtr>
      <mtr>
        <mtd>
          <mrow/>
        </mtd>
      </mtr>
      <mtr>
        <mtd columnalign="left">
          <mrow>
            <mspace width="0.5em"/>
            <mo stretchy="false">=</mo>
            <mfrac>
              <mrow>
                <mfrac>
                  <mo stretchy="false">∂</mo>
                  <mrow>
                    <mo stretchy="false">∂</mo>
                    <mi mathvariant="normal">τ</mi>
                  </mrow>
                </mfrac>
                <mrow>
                  <mo fence="true" stretchy="false">(</mo>
                  <mrow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o stretchy="false">∇</mo>
                <mi mathvariant="normal">τ</mi>
              </mrow>
              <msup>
                <mrow>
                  <mo fence="true" stretchy="true">(</mo>
                  <mrow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 stretchy="false">∂</mo>
                  <mover accent="true">
                    <mi mathvariant="normal">β</mi>
                    <mo stretchy="false">⃗</mo>
                  </mover>
                </mrow>
                <mrow>
                  <mo stretchy="false">∂</mo>
                  <mi mathvariant="normal">τ</mi>
                </mrow>
              </mfrac>
              <mo stretchy="false">=</mo>
              <mrow>
                <mo stretchy="false">−</mo>
                <mover accent="true">
                  <mi mathvariant="normal">β</mi>
                  <mo stretchy="false">⃗</mo>
                </mover>
              </mrow>
            </mrow>
            <mrow>
              <mover accent="true">
                <mi>v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i mathvariant="normal">τ</mi>
              <mo stretchy="false">=</mo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i>c</mi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−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+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row>
                      <mo stretchy="false">−</mo>
                      <mi mathvariant="normal">β</mi>
                    </mrow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</mrow>
        </mtd>
      </mtr>
    </mtable>
    <annotation encoding="StarMath 5.0">alignl nabla {alignc 1} over { abs {vec r - vec r_0(%tau)} (1 - vec n vec %beta ) } = {alignc partial} over { partial vec r } left( {alignc 1} over { abs {vec r - vec r_0(%tau)} (1 - vec n vec %beta ) } right) + partial over { partial %tau } left( {alignc 1} over { abs {vec r - vec r_0(%tau)} (1 - vec n vec %beta ) }  right) nabla %tau
newline alignl
partial over { partial vec r } {alignc 1} over { abs {vec r - vec r_0(%tau)} (1 - vec n vec %beta ) } = {partial over { partial vec r } ( { abs {vec r - vec r_0(%tau)} (1 - vec n vec %beta ) })} over {alignc {abs {vec r - vec r_0(%tau)}}^2 (1 - vec n vec %beta )^2 } = {partial over {partial vec r} left( abs{vec r  - vec r_0 (%tau)} - (vec r - vec r_0(%tau))vec %beta right) } over { alignc {abs {vec r - vec r_0(%tau)}}^2 (1 - vec n vec %beta )^2 }
newline alignl
partial over { partial vec r } abs{ vec r - vec r_0 (%tau) } = partial over { partial vec r } sqrt{ {vec r}^2 - 2 vec r vec r_0(%tau) + {vec r_0}^2(%tau) } = {partial over { partial vec r } ( {vec r}^2 - 2 vec r vec r_0(%tau) + {vec r_0}^2(%tau))} over { 2 abs {vec r - vec r_0 (%tau)} } = { 2 ( vec r - vec r_0 (%tau)) } over { 2 abs{ vec r - vec r_0 (%tau)} } = vec n
newline newline
alignl
partial over { partial vec r } ( (vec r - vec r_0 (%tau)) vec %beta ) = vec %beta ( partial over {partial vec r}(vec r - vec r_0 (%tau))) + ( vec r - vec r_0 (%tau) ) partial over { partial vec r } vec %beta = vec %beta
newline newline alignl
partial over { partial vec r } {alignc 1} over { abs {vec r - vec r_0(%tau)} (1 - vec n vec %beta ) } = {alignc{vec n - vec %beta} } over { {abs {vec r - vec r_0(%tau)}}^2 (1 - vec n vec %beta )^2 } = {alignc{(vec n - vec %beta)(1 - vec n vec %beta)} over { {abs {vec r - vec r_0(%tau)}}^2 (1 - vec n vec %beta )^3 }}
newline alignl
partial over { partial %tau } {alignc 1} over { {abs {vec r - vec r_0(%tau)}} (1 - vec n vec %beta ) } nabla %tau = partial over { partial %tau } left( {abs {vec r - vec r_0(%tau)}(1 - vec n vec %beta ) }right)^-1 nabla %tau =  -{{ partial } over { partial %tau }left( {abs {vec r - vec r_0(%tau)}(1 - vec n vec %beta ) }right)} over {alignc left( {abs {vec r - vec r_0(%tau)}^2(1 - vec n vec %beta ) }right)^2 }nabla %tau=`
newline newline alignl 
`= {partial over { partial %tau } (abs {vec r - vec r_0(%tau)} -(vec r - vec r_0 (%tau))vec %beta) nabla %tau} over { alignc left( {abs {vec r - vec r_0(%tau)}^2 (1 - vec n vec %beta ) }right)^2 }
newline alignl
partial over { partial %tau }abs{ vec r - vec r_0(%tau) } = - vec n vec v
newline alignl
partial over { partial %tau }( (vec r - vec r_0(%tau))vec %beta ) = vec %beta partial over { partial %tau }( vec r - vec r_0(%tau) ) + ( vec r - vec r_0(%tau) ){ partial vec %beta } over { partial %tau } =- vec %beta vec v + ( vec r - vec r_0(%tau) ) dot vec %beta 
newline alignl
nabla %tau = {alignc { - vec n over {alignc c} }} over( 1 - vec n vec %beta )
newline alignl
partial over { partial %tau } {alignc 1} over { {abs {vec r - vec r_0(%tau)}} (1 - vec n vec %beta ) } nabla %tau = {alignc vec n vec %beta c + c {vec %beta}^2 - (vec r - vec r_0 (%tau))dot vec %beta} over {alignc {abs {vec r - vec r_0(%tau)}}^2 (1 - vec n vec %beta )^2 } {alignc { - vec n over {alignc c} }} over( 1 - vec n vec %beta ) = `
newline alignl
` = {alignc vec %beta - vec n {vec %beta}^2 + (vec r - vec r_0 (%tau))dot vec %beta over c vec n} over {alignc {abs {vec r - vec r_0(%tau)}}^2 (1 - vec n vec %beta )^3 }={alignc vec %beta + vec n {vec %beta}^2 - (vec r - vec r_0 (%tau))dot vec %beta over c vec n} over {alignc {abs {vec r - vec r_0(%tau)}}^2 (1 - vec n vec %beta )^3 } = {alignc vec -%beta + vec n {vec %beta}^2 - (vec r - vec r_0 (%tau))dot vec %beta over c vec n} over {alignc {abs {vec r - vec r_0(%tau)}}^2 (1 - vec n vec %beta )^3 }</annotation>
  </semantics>
</math>
</file>

<file path=Object 48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row>
                    <mo fence="true" stretchy="false">(</mo>
                    <mrow>
                      <mrow>
                        <mover accent="true">
                          <mi mathvariant="normal">β</mi>
                          <mo stretchy="false">⃗</mo>
                        </mover>
                        <mo stretchy="false">−</mo>
                        <mover accent="true">
                          <mi>n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+</mo>
              <mfrac>
                <mrow>
                  <mrow>
                    <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 stretchy="false">+</mo>
                    <mover accent="true">
                      <mi>n</mi>
                      <mo stretchy="false">⃗</mo>
                    </mover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sup>
                        <mover accent="true">
                          <mi>n</mi>
                          <mo stretchy="false">⃗</mo>
                        </mover>
                        <mn>2</mn>
                      </msup>
                    </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row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ver accent="true">
                        <mi>n</mi>
                        <mo stretchy="false">⃗</mo>
                      </mover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true">(</mo>
                      <mrow>
                        <mrow>
                          <mrow>
                            <mn>2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true">)</mo>
                    </mrow>
                    <mo stretchy="false">+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
{alignc {(vec %beta - vec n)(1 - vec n vec %beta)}} over {alignc {abs {vec r - vec r_0(%tau)}}^2 (1 - vec n vec %beta )^3 } + {alignc  -vec %beta + vec n {vec %beta}^2 - (vec r - vec r_0 (%tau))dot vec %beta over c vec n} over {alignc {abs {vec r - vec r_0(%tau)}}^2 (1 - vec n vec %beta )^3 } =`
newline alignl 
`= {alignc 1 } over {alignc {abs {vec r - vec r_0(%tau)}}^2 (1 - vec n vec %beta )^3 }left( (vec %beta - vec n)(1 - vec n vec %beta) - vec %beta + vec n {vec %beta}^2 - (vec r - vec r_0(%tau))dot vec %beta over c vec n right) = `
newline alignl
`= {alignc 1 } over {alignc {abs {vec r - vec r_0(%tau)}}^2 (1 - vec n vec %beta )^3 }left( vec %beta - vec n - vec n {vec %beta}^2 + {vec n}^2 vec %beta - vec %beta + vec n {vec %beta}^2 - (vec r - vec r_0(%tau))dot vec %beta over c vec n right) = `
newline alignl
`= {alignc 1 } over {alignc {abs {vec r - vec r_0(%tau)}}^2 (1 - vec n vec %beta )^3 }left( vec %beta - vec n - vec n {vec %beta}^2 + vec %beta - vec %beta + vec n {vec %beta}^2 - (vec r - vec r_0(%tau))dot vec %beta over c vec n right) = `
newline alignl
`= {alignc 1 } over {alignc {abs {vec r - vec r_0(%tau)}}^2 (1 - vec n vec %beta )^3 }left( - vec n + vec n {vec %beta}^2 - (vec r - vec r_0 (%tau))dot vec %beta over c vec n + vec %beta  - vec n {vec %beta}^2 right) =`
newline alignl
`= {alignc 1 } over {alignc {abs {vec r - vec r_0(%tau)}}^2 (1 - vec n vec %beta )^3 }left( vec n left( 2 - {vec %beta}^2 + (vec r - vec r_0(%tau))dot vec %beta over c right) + vec %beta(1 - vec n vec %beta) right)</annotation>
  </semantics>
</math>
</file>

<file path=Object 49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over accent="true">
                <mi mathvariant="normal">β</mi>
                <mo stretchy="false">⃗</mo>
              </mover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over accent="true">
              <mi mathvariant="normal">β</mi>
              <mo stretchy="false">⃗</mo>
            </mover>
            <mo stretchy="false">∇</mo>
            <mrow>
              <mi mathvariant="normal">τ</mi>
              <mo stretchy="false">=</mo>
              <mrow>
                <mn>0</mn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row>
              <mfrac>
                <mfrac>
                  <mover accent="true">
                    <mi>n</mi>
                    <mo stretchy="false">⃗</mo>
                  </mover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row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row>
                <mover accent="true">
                  <mi mathvariant="normal">β</mi>
                  <mo stretchy="false">⃗</mo>
                </mover>
                <mo stretchy="false">−</mo>
                <mrow>
                  <mo fence="true" stretchy="true">(</mo>
                  <mrow>
                    <mrow>
                      <mo stretchy="false">−</mo>
                      <mrow>
                        <mo fence="true" stretchy="true">[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frac>
                                <mover accent="true">
                                  <mover accent="true">
                                    <mi mathvariant="normal">β</mi>
                                    <mo stretchy="false">⃗</mo>
                                  </mover>
                                  <mo stretchy="false">˙</mo>
                                </mover>
                                <mi>c</mi>
                              </mfrac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true">]</mo>
                      </mrow>
                    </mrow>
                  </mrow>
                  <mo fence="true" stretchy="true">)</mo>
                </mrow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ver accent="true">
                      <mi mathvariant="normal">β</mi>
                      <mo stretchy="false">⃗</mo>
                    </mover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
nabla left( {alignc vec %beta (%tau)} over {abs{vec r - vec r_0 (%tau)} (1 - vec n vec %beta)} right) = {alignc -1 } over {{abs{vec r - vec r_0 (%tau)}}^2 (1 - vec n vec %beta)^2}x
newline alignl
x( vec %beta nabla (abs{vec r - vec r_0 (%tau)} - (vec r - vec r_0 (%tau))vec %beta) - (abs{vec r - vec r_0 (%tau)} - (vec r - vec r_0 (%tau))vec %beta) nabla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%beta = {alignc partial} over { partial vec r } vec %beta + {alignc partial} over {partial %tau}vec %beta nabla %tau = 0 - dot vec %beta {alignc {vec n over c} } over ( 1 - vec n vec %beta ) = - dot vec %beta {alignc {vec n over c} } over ( 1 - vec n vec %beta )
newline alignl
(abs{vec r - vec r_0 (%tau)} - (vec r - vec r_0 (%tau))vec %beta) nabla vec %beta = {alignc -1 } over ( 1 - vec n vec %beta ) left[ vec n (abs{vec r - vec r_0 (%tau)} - (vec r - vec r_0 (%tau))vec %beta) right]dot vec %beta over c =`
newline alignl
`= { alignc -1 } over ( 1 - vec n vec %beta ) left[(vec r - vec r_0 (%tau))dot vec %beta over c - (vec r - vec r_0 (%tau))vec %beta dot vec %beta over c vec n right] 
newline alignl
nabla left( {alignc vec %beta (%tau)} over {abs{vec r - vec r_0 (%tau)} (1 - vec n vec %beta)} right) = { alignc -1 } over {{abs{vec r - vec r_0 (%tau)}}^2 (1 - vec n vec %beta)^3}x
newline alignl
x left[ vec n(1 - {vec %beta}^2 + (vec r - vec r_0(%tau))dot vec %beta over c) - vec %beta(1 - vec n vec %beta) right]vec %beta - left( -left[ (vec r - vec r_0 (%tau)) dot vec %beta over c - (vec r - vec r_0(%tau))vec %beta dot vec %beta over c vec n right] right) = `
newline alignl
`= { -1 } over {{abs{vec r - vec r_0 (%tau)}}^2 (1 - vec n vec %beta)^3}left[ vec n vec %beta - {vec %beta}^2 + (vec r - vec r_0(%tau))dot vec %beta over c right]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50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[</mo>
              <mrow>
                <mrow>
                  <mfrac>
                    <mi>d</mi>
                    <mrow>
                      <mi>d</mi>
                      <mi mathvariant="normal">τ</mi>
                    </mrow>
                  </mfrac>
                  <mover accent="true">
                    <mi mathvariant="normal">β</mi>
                    <mo stretchy="false">⃗</mo>
                  </mover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+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row>
              <mspace width="0.5em"/>
              <mo stretchy="false">=</mo>
              <mfrac>
                <mi>c</mi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(</mo>
              <mrow>
                <mrow>
                  <mover accent="true">
                    <mi mathvariant="normal">β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row>
                            <mover accent="true">
                              <mi mathvariant="normal">β</mi>
                              <mo stretchy="false">⃗</mo>
                            </mover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d over{ dt }left( {alignc vec %beta} over {abs{vec r - vec r_0(%tau)}(1 - vec n vec %beta)} right) = { d %tau } over { dt } { d } over { d %tau } left( {alignc vec %beta} over {abs{vec r - vec r_0(%tau)}(1 - vec n vec %beta)} right) = `
newline alignl
`= { alignc - 1 } over { {abs{vec r - vec r_0(%tau)}^2}(1 - vec n vec %beta)^2 } {d %tau} over {dt} left[ {alignc d} over { d %tau } vec %beta {abs{vec r - vec r_0(%tau)}}(1 - vec n vec %beta) - vec %beta {alignc d} over { d %tau } {abs{vec r - vec r_0(%tau)}}(1 - vec n vec %beta) right]
newline alignl
{alignc d} over { d %tau } vec %beta = dot vec %beta
newline alignl
( abs {vec r - vec r_0(%tau)}(1 - vec n vec %beta)dot vec %beta ) = ( abs{vec r - vec r_0(%tau)} - (vec r - vec r_0(%tau))vec %beta ) dot vec %beta
newline alignl
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 = { alignc - 1 } over { {abs{vec r - vec r_0(%tau)}^2}(1 - vec n vec %beta)^3 }x
newline alignl
x left( (abs{vec r - vec r_0(%tau)} - (vec r - vec r_0(%tau))vec %beta)dot vec %beta - (-vec n {vec %beta}^2 c + {vec %beta}^2 -(vec r - vec r_0(%tau))dot vec %beta vec %beta) right) = `
newline alignl
`= 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`= { alignc c } over { {abs{vec r - vec r_0(%tau)}^2}(1 - vec n vec %beta)^3 }x
newline alignl
x left( vec %beta ( vec n vec %beta - {vec %beta}^2 + (vec r - vec r_0(%tau))dot vec %beta over c ) + abs{vec r - vec r_0(%tau)} dot vec %beta over c(1- vec n vec %beta) right)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